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561" officeooo:paragraph-rsid="001b5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kayla,Bird</text:p>
      <text:p text:style-name="P1">Emerson,Combs</text:p>
      <text:p text:style-name="P1">Camden,Raymond</text:p>
      <text:p text:style-name="P1">Graiden,Navarro</text:p>
      <text:p text:style-name="P1">Jaden,Morin</text:p>
      <text:p text:style-name="P1">Tate,Booth</text:p>
      <text:p text:style-name="P1">Eliana,Blake</text:p>
      <text:p text:style-name="P1">Hamish,Campos</text:p>
      <text:p text:style-name="P1">Zelenia,Rollins</text:p>
      <text:p text:style-name="P1">Thane,Knowles</text:p>
      <text:p text:style-name="P1">Ivana,Morrow</text:p>
      <text:p text:style-name="P1">Whitney,Lyons</text:p>
      <text:p text:style-name="P1">Hilel,Welch</text:p>
      <text:p text:style-name="P1">Howard,Travis</text:p>
      <text:p text:style-name="P1">Amir,Cabrera</text:p>
      <text:p text:style-name="P1">Cade,Peterson</text:p>
      <text:p text:style-name="P1">Christopher,Holt</text:p>
      <text:p text:style-name="P1">Trevor,Good</text:p>
      <text:p text:style-name="P1">Cheryl,Everett</text:p>
      <text:p text:style-name="P1">Adrian,Mo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4-10-12T08:12:01.723478737</meta:creation-date>
    <dc:date>2014-10-12T08:12:45.564910931</dc:date>
    <dc:creator>paul </dc:creator>
    <meta:editing-duration>P0D</meta:editing-duration>
    <meta:editing-cycles>1</meta:editing-cycles>
    <meta:document-statistic meta:table-count="0" meta:image-count="0" meta:object-count="0" meta:page-count="1" meta:paragraph-count="20" meta:word-count="20" meta:character-count="255" meta:non-whitespace-character-count="255"/>
    <meta:generator>LibreOffice/4.2.6.3$Linux_X86_64 LibreOffice_project/420m0$Build-3</meta:generator>
  </office:meta>
</office:document-meta>
</file>